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0b8" officeooo:paragraph-rsid="000610b8"/>
    </style:style>
    <style:style style:name="P2" style:family="paragraph" style:parent-style-name="Standard">
      <style:text-properties officeooo:rsid="000610b8" officeooo:paragraph-rsid="000d49c5"/>
    </style:style>
    <style:style style:name="P3" style:family="paragraph" style:parent-style-name="Standard">
      <style:text-properties officeooo:rsid="000d49c5" officeooo:paragraph-rsid="000d49c5"/>
    </style:style>
    <style:style style:name="P4" style:family="paragraph" style:parent-style-name="Standard">
      <style:text-properties officeooo:rsid="000fb720" officeooo:paragraph-rsid="000fb720"/>
    </style:style>
    <style:style style:name="T1" style:family="text">
      <style:text-properties fo:color="#800000"/>
    </style:style>
    <style:style style:name="T2" style:family="text">
      <style:text-properties fo:color="#0000cc"/>
    </style:style>
    <style:style style:name="T3" style:family="text">
      <style:text-properties fo:color="#0000cc" officeooo:rsid="00080798"/>
    </style:style>
    <style:style style:name="T4" style:family="text">
      <style:text-properties fo:color="#0000cc" officeooo:rsid="000a1210"/>
    </style:style>
    <style:style style:name="T5" style:family="text">
      <style:text-properties fo:color="#0000cc" officeooo:rsid="000a665f"/>
    </style:style>
    <style:style style:name="T6" style:family="text">
      <style:text-properties fo:color="#0000cc" officeooo:rsid="000c5609"/>
    </style:style>
    <style:style style:name="T7" style:family="text">
      <style:text-properties fo:color="#0000cc" officeooo:rsid="000d49c5"/>
    </style:style>
    <style:style style:name="T8" style:family="text">
      <style:text-properties fo:color="#0000cc" officeooo:rsid="000fd016"/>
    </style:style>
    <style:style style:name="T9" style:family="text">
      <style:text-properties fo:color="#0000cc" officeooo:rsid="0010cfeb"/>
    </style:style>
    <style:style style:name="T10" style:family="text">
      <style:text-properties fo:color="#990000"/>
    </style:style>
    <style:style style:name="T11" style:family="text">
      <style:text-properties fo:color="#990000" officeooo:rsid="000a665f"/>
    </style:style>
    <style:style style:name="T12" style:family="text">
      <style:text-properties officeooo:rsid="00080798"/>
    </style:style>
    <style:style style:name="T13" style:family="text">
      <style:text-properties fo:color="#000000" officeooo:rsid="00080798"/>
    </style:style>
    <style:style style:name="T14" style:family="text">
      <style:text-properties fo:color="#000000" officeooo:rsid="000a1210"/>
    </style:style>
    <style:style style:name="T15" style:family="text">
      <style:text-properties fo:color="#000000" officeooo:rsid="000a665f"/>
    </style:style>
    <style:style style:name="T16" style:family="text">
      <style:text-properties fo:color="#000000" officeooo:rsid="000c5609"/>
    </style:style>
    <style:style style:name="T17" style:family="text">
      <style:text-properties fo:color="#000000" officeooo:rsid="000d49c5"/>
    </style:style>
    <style:style style:name="T18" style:family="text">
      <style:text-properties fo:color="#000000" officeooo:rsid="000fd016"/>
    </style:style>
    <style:style style:name="T19" style:family="text">
      <style:text-properties fo:color="#000000" officeooo:rsid="0010cf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ação= vermelho</text:p>
      <text:p text:style-name="P1">publicação_rt_origem = azul</text:p>
      <text:p text:style-name="P1">publicação_rt_destino = preto</text:p>
      <text:p text:style-name="P1"/>
      <text:p text:style-name="P1"/>
      <text:p text:style-name="P2">lista = [<text:span text:style-name="T1">269453610</text:span>,<text:span text:style-name="T2">292872534</text:span>,847319486,<text:span text:style-name="T2">787471142093201408</text:span>,1408482421,<text:span text:style-name="T2">842021074158133250</text:span>,753617715424788480,<text:span text:style-name="T1">543547292</text:span>,<text:span text:style-name="T10">4257528202,348260915,</text:span><text:span text:style-name="T3">114794103,</text:span><text:span text:style-name="T13">326</text:span><text:span text:style-name="T16">0</text:span><text:span text:style-name="T13">518932,</text:span><text:span text:style-name="T3">3262975141</text:span><text:span text:style-name="T13">,377994037,</text:span><text:span text:style-name="T4">599982120</text:span><text:span text:style-name="T14">,2770721080,</text:span><text:span text:style-name="T4">831582107831037952</text:span><text:span text:style-name="T14">,1433509544,</text:span><text:span text:style-name="T11">4883300831</text:span><text:span text:style-name="T15">,</text:span><text:span text:style-name="T5">130630305</text:span><text:span text:style-name="T15">,826195100573200384,</text:span><text:span text:style-name="T5">722199533803958273</text:span><text:span text:style-name="T15">,700510133235748865,</text:span><text:span text:style-name="T6">28188361</text:span><text:span text:style-name="T16">,82619510057320084,</text:span><text:span text:style-name="T7">215649106</text:span><text:span text:style-name="T17">,3260518932,</text:span><text:span text:style-name="T8">842021074158133250</text:span><text:span text:style-name="T18">, 140955800, </text:span><text:span text:style-name="T9">529383001</text:span><text:span text:style-name="T19">,2570205679,</text:span><text:span text:style-name="T9">632505224,</text:span><text:span text:style-name="T19">198701113</text:span><text:span text:style-name="T17">,</text:span><text:span text:style-name="T19">139226695,198701113</text:span>]</text:p>
      <text:p text:style-name="P1"/>
      <text:p text:style-name="P1">lista_minha= [1,2,3,4,5,6,7,8,9,10,<text:span text:style-name="T12">11,12,13,14,15,16,17,18,19,20,21,22,23,24,25,26,27,28,29</text:span>]</text:p>
      <text:p text:style-name="P4">label para utilizar no gephi</text:p>
      <text:p text:style-name="P1"/>
      <text:p text:style-name="P1">lista_minha_k= [[],[3],[],[5],[],[7],[],[],[],[],<text:span text:style-name="T12">[12],[],[14],[],[16],[],[18],[],[],[21],[],[23],[],[25],[],[12], </text:span>]</text:p>
      <text:p text:style-name="P1"/>
      <text:p text:style-name="P1">lista_k = [[],[847319486],[],[1408482421],[],[753617715424788480],[],... ]</text:p>
      <text:p text:style-name="P1"/>
      <text:p text:style-name="P1"/>
      <text:p text:style-name="P3">for i in range(len(lista)):</text:p>
      <text:p text:style-name="P3"><text:tab/>if lista[i]==3260518932:</text:p>
      <text:p text:style-name="P3"><text:tab/><text:tab/>print(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7:05:13.262068541</meta:creation-date>
    <dc:date>2017-05-16T09:42:51.740115171</dc:date>
    <meta:editing-duration>PT22H22M4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34" meta:character-count="896" meta:non-whitespace-character-count="870"/>
  </office:meta>
</office:document-meta>
</file>